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7" table:default-cell-style-name="ce5"/>
        <table:table-row table:style-name="ro1">
          <table:table-cell table:style-name="Default" office:value-type="string">
            <text:p>Local maximum absolute values post-impact</text:p>
          </table:table-cell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</table:table-row>
        <table:table-row table:style-name="ro1">
          <table:table-cell table:style-name="Default"/>
          <table:table-cell table:style-name="ce3"/>
          <table:table-cell table:style-name="Default" table:number-columns-repeated="3"/>
          <table:table-cell table:style-name="ce3"/>
          <table:table-cell table:style-name="Default" table:number-columns-repeated="2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Body Accelerations (m/s^2)</text:p>
          </table:table-cell>
          <table:covered-table-cell table:number-columns-repeated="2" table:style-name="ce1"/>
          <table:table-cell table:style-name="ce1"/>
          <table:table-cell table:style-name="ce4" office:value-type="string" table:number-columns-spanned="3" table:number-rows-spanned="1">
            <text:p>Body Angular Rates (rad/s)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rash</text:p>
          </table:table-cell>
          <table:table-cell table:style-name="ce1" office:value-type="string">
            <text:p>\dot{u}</text:p>
          </table:table-cell>
          <table:table-cell table:style-name="ce1" office:value-type="string">
            <text:p>\dot{v}</text:p>
          </table:table-cell>
          <table:table-cell table:style-name="ce1" office:value-type="string">
            <text:p>\dot{w}</text:p>
          </table:table-cell>
          <table:table-cell table:style-name="ce1"/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1039010264226">
            <text:p>10.10</text:p>
          </table:table-cell>
          <table:table-cell office:value-type="float" office:value="6.25492361094239">
            <text:p>6.25</text:p>
          </table:table-cell>
          <table:table-cell office:value-type="float" office:value="7.43886679970634">
            <text:p>7.44</text:p>
          </table:table-cell>
          <table:table-cell table:formula="of:=SQRT([.B5]^2+[.C5]^2+[.D5]^2)" office:value-type="float" office:value="14.0196157077946">
            <text:p>14.02</text:p>
          </table:table-cell>
          <table:table-cell office:value-type="float" office:value="9.70452150288555">
            <text:p>9.70</text:p>
          </table:table-cell>
          <table:table-cell office:value-type="float" office:value="2.56131683928021">
            <text:p>2.56</text:p>
          </table:table-cell>
          <table:table-cell office:value-type="float" office:value="3.63268343304034">
            <text:p>3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.5952992100335">
            <text:p>16.60</text:p>
          </table:table-cell>
          <table:table-cell office:value-type="float" office:value="1.07363231187205">
            <text:p>1.07</text:p>
          </table:table-cell>
          <table:table-cell office:value-type="float" office:value="6.0143672907297">
            <text:p>6.01</text:p>
          </table:table-cell>
          <table:table-cell table:formula="of:=SQRT([.B6]^2+[.C6]^2+[.D6]^2)" office:value-type="float" office:value="17.6841526831068">
            <text:p>17.68</text:p>
          </table:table-cell>
          <table:table-cell table:number-columns-repeated="2" office:value-type="string">
            <text:p>N/A</text:p>
          </table:table-cell>
          <table:table-cell office:value-type="float" office:value="0.438838677253787">
            <text:p>0.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0659789185214">
            <text:p>16.07</text:p>
          </table:table-cell>
          <table:table-cell office:value-type="float" office:value="2.40270913334486">
            <text:p>2.40</text:p>
          </table:table-cell>
          <table:table-cell office:value-type="float" office:value="8.85129361628543">
            <text:p>8.85</text:p>
          </table:table-cell>
          <table:table-cell table:formula="of:=SQRT([.B7]^2+[.C7]^2+[.D7]^2)" office:value-type="float" office:value="18.4995699536916">
            <text:p>18.50</text:p>
          </table:table-cell>
          <table:table-cell table:number-columns-repeated="2" office:value-type="string">
            <text:p>N/A</text:p>
          </table:table-cell>
          <table:table-cell office:value-type="float" office:value="1.15983037702824">
            <text:p>1.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4769465163307">
            <text:p>18.48</text:p>
          </table:table-cell>
          <table:table-cell office:value-type="float" office:value="3.84867707652198">
            <text:p>3.85</text:p>
          </table:table-cell>
          <table:table-cell office:value-type="float" office:value="13.5267897956352">
            <text:p>13.53</text:p>
          </table:table-cell>
          <table:table-cell table:formula="of:=SQRT([.B8]^2+[.C8]^2+[.D8]^2)" office:value-type="float" office:value="23.2203339765386">
            <text:p>23.22</text:p>
          </table:table-cell>
          <table:table-cell table:number-columns-repeated="2" office:value-type="string">
            <text:p>N/A</text:p>
          </table:table-cell>
          <table:table-cell office:value-type="float" office:value="0.80157123461382">
            <text:p>0.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.9854543370193">
            <text:p>22.99</text:p>
          </table:table-cell>
          <table:table-cell office:value-type="float" office:value="7.98713871037543">
            <text:p>7.99</text:p>
          </table:table-cell>
          <table:table-cell office:value-type="float" office:value="16.4009061685691">
            <text:p>16.40</text:p>
          </table:table-cell>
          <table:table-cell table:formula="of:=SQRT([.B9]^2+[.C9]^2+[.D9]^2)" office:value-type="float" office:value="29.3447647632109">
            <text:p>29.34</text:p>
          </table:table-cell>
          <table:table-cell office:value-type="float" office:value="4.68623338077258">
            <text:p>4.69</text:p>
          </table:table-cell>
          <table:table-cell office:value-type="float" office:value="21.8944717359564">
            <text:p>21.89</text:p>
          </table:table-cell>
          <table:table-cell office:value-type="float" office:value="1.46546195261264">
            <text:p>1.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.3441540460137">
            <text:p>23.34</text:p>
          </table:table-cell>
          <table:table-cell office:value-type="float" office:value="2.57110549457635">
            <text:p>2.57</text:p>
          </table:table-cell>
          <table:table-cell office:value-type="float" office:value="5.81299254783706">
            <text:p>5.81</text:p>
          </table:table-cell>
          <table:table-cell table:formula="of:=SQRT([.B10]^2+[.C10]^2+[.D10]^2)" office:value-type="float" office:value="24.1940280637489">
            <text:p>24.19</text:p>
          </table:table-cell>
          <table:table-cell office:value-type="float" office:value="3.31468514592278">
            <text:p>3.31</text:p>
          </table:table-cell>
          <table:table-cell office:value-type="float" office:value="27.1092025131389">
            <text:p>27.11</text:p>
          </table:table-cell>
          <table:table-cell office:value-type="float" office:value="1.20444639286452">
            <text:p>1.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.3903936889448">
            <text:p>21.39</text:p>
          </table:table-cell>
          <table:table-cell office:value-type="float" office:value="4.01438002431313">
            <text:p>4.01</text:p>
          </table:table-cell>
          <table:table-cell office:value-type="float" office:value="9.22349082059273">
            <text:p>9.22</text:p>
          </table:table-cell>
          <table:table-cell table:formula="of:=SQRT([.B11]^2+[.C11]^2+[.D11]^2)" office:value-type="float" office:value="23.6376177324453">
            <text:p>23.64</text:p>
          </table:table-cell>
          <table:table-cell office:value-type="float" office:value="3.80799691202641">
            <text:p>3.81</text:p>
          </table:table-cell>
          <table:table-cell office:value-type="float" office:value="21.8668944417245">
            <text:p>21.87</text:p>
          </table:table-cell>
          <table:table-cell office:value-type="float" office:value="0.458264772825156">
            <text:p>0.46</text:p>
          </table:table-cell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Body Accelerations (g)</text:p>
          </table:table-cell>
          <table:covered-table-cell table:number-columns-repeated="2" table:style-name="ce1"/>
          <table:table-cell table:style-name="ce1"/>
          <table:table-cell table:style-name="ce4" office:value-type="string" table:number-columns-spanned="3" table:number-rows-spanned="1">
            <text:p>Body Angular Rates (rev/s)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Crash</text:p>
          </table:table-cell>
          <table:table-cell table:style-name="ce1" office:value-type="string">
            <text:p>\dot{u}</text:p>
          </table:table-cell>
          <table:table-cell table:style-name="ce1" office:value-type="string">
            <text:p>\dot{v}</text:p>
          </table:table-cell>
          <table:table-cell table:style-name="ce1" office:value-type="string">
            <text:p>\dot{w}</text:p>
          </table:table-cell>
          <table:table-cell table:style-name="ce1"/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/9.81" office:value-type="float" office:value="1.02995932991056">
            <text:p>1.03</text:p>
          </table:table-cell>
          <table:table-cell table:formula="of:=[.C5]/9.81" office:value-type="float" office:value="0.637606892043057">
            <text:p>0.64</text:p>
          </table:table-cell>
          <table:table-cell table:formula="of:=[.D5]/9.81" office:value-type="float" office:value="0.758294271121951">
            <text:p>0.76</text:p>
          </table:table-cell>
          <table:table-cell table:formula="of:=[.E5]/9.81" office:value-type="float" office:value="1.4291147510494">
            <text:p>1.43</text:p>
          </table:table-cell>
          <table:table-cell table:formula="of:=[.F5]/(2*PI())" office:value-type="float" office:value="1.54452256752582">
            <text:p>1.54</text:p>
          </table:table-cell>
          <table:table-cell table:formula="of:=[.G5]/(2*PI())" office:value-type="float" office:value="0.407646235795955">
            <text:p>0.41</text:p>
          </table:table-cell>
          <table:table-cell table:formula="of:=[.H5]/(2*PI())" office:value-type="float" office:value="0.578159525056406">
            <text:p>0.5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6]/9.81" office:value-type="float" office:value="1.69167168297997">
            <text:p>1.69</text:p>
          </table:table-cell>
          <table:table-cell table:formula="of:=[.C6]/9.81" office:value-type="float" office:value="0.109442641373298">
            <text:p>0.11</text:p>
          </table:table-cell>
          <table:table-cell table:formula="of:=[.D6]/9.81" office:value-type="float" office:value="0.613085350736972">
            <text:p>0.61</text:p>
          </table:table-cell>
          <table:table-cell table:formula="of:=[.E6]/9.81" office:value-type="float" office:value="1.80266592080599">
            <text:p>1.80</text:p>
          </table:table-cell>
          <table:table-cell table:number-columns-repeated="2" office:value-type="string">
            <text:p>N/A</text:p>
          </table:table-cell>
          <table:table-cell table:formula="of:=[.H6]/(2*PI())" office:value-type="float" office:value="0.0698433447048491">
            <text:p>0.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7]/9.81" office:value-type="float" office:value="1.63771446671982">
            <text:p>1.64</text:p>
          </table:table-cell>
          <table:table-cell table:formula="of:=[.C7]/9.81" office:value-type="float" office:value="0.244924478424552">
            <text:p>0.24</text:p>
          </table:table-cell>
          <table:table-cell table:formula="of:=[.D7]/9.81" office:value-type="float" office:value="0.902272539886384">
            <text:p>0.90</text:p>
          </table:table-cell>
          <table:table-cell table:formula="of:=[.E7]/9.81" office:value-type="float" office:value="1.88578694736917">
            <text:p>1.89</text:p>
          </table:table-cell>
          <table:table-cell table:number-columns-repeated="2" office:value-type="string">
            <text:p>N/A</text:p>
          </table:table-cell>
          <table:table-cell table:formula="of:=[.H7]/(2*PI())" office:value-type="float" office:value="0.184592737652181">
            <text:p>0.1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8]/9.81" office:value-type="float" office:value="1.88348078657805">
            <text:p>1.88</text:p>
          </table:table-cell>
          <table:table-cell table:formula="of:=[.C8]/9.81" office:value-type="float" office:value="0.392321822275431">
            <text:p>0.39</text:p>
          </table:table-cell>
          <table:table-cell table:formula="of:=[.D8]/9.81" office:value-type="float" office:value="1.37887765500869">
            <text:p>1.38</text:p>
          </table:table-cell>
          <table:table-cell table:formula="of:=[.E8]/9.81" office:value-type="float" office:value="2.36700652156356">
            <text:p>2.37</text:p>
          </table:table-cell>
          <table:table-cell table:number-columns-repeated="2" office:value-type="string">
            <text:p>N/A</text:p>
          </table:table-cell>
          <table:table-cell table:formula="of:=[.H8]/(2*PI())" office:value-type="float" office:value="0.127574024229063">
            <text:p>0.1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9]/9.81" office:value-type="float" office:value="2.34306364291736">
            <text:p>2.34</text:p>
          </table:table-cell>
          <table:table-cell table:formula="of:=[.C9]/9.81" office:value-type="float" office:value="0.814183354778331">
            <text:p>0.81</text:p>
          </table:table-cell>
          <table:table-cell table:formula="of:=[.D9]/9.81" office:value-type="float" office:value="1.67185587854935">
            <text:p>1.67</text:p>
          </table:table-cell>
          <table:table-cell table:formula="of:=[.E9]/9.81" office:value-type="float" office:value="2.99131139278399">
            <text:p>2.99</text:p>
          </table:table-cell>
          <table:table-cell table:formula="of:=[.F9]/(2*PI())" office:value-type="float" office:value="0.7458372070322">
            <text:p>0.75</text:p>
          </table:table-cell>
          <table:table-cell table:formula="of:=[.G9]/(2*PI())" office:value-type="float" office:value="3.48461340316325">
            <text:p>3.48</text:p>
          </table:table-cell>
          <table:table-cell table:formula="of:=[.H9]/(2*PI())" office:value-type="float" office:value="0.233235513671403">
            <text:p>0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0]/9.81" office:value-type="float" office:value="2.37962834312066">
            <text:p>2.38</text:p>
          </table:table-cell>
          <table:table-cell table:formula="of:=[.C10]/9.81" office:value-type="float" office:value="0.262090264482808">
            <text:p>0.26</text:p>
          </table:table-cell>
          <table:table-cell table:formula="of:=[.D10]/9.81" office:value-type="float" office:value="0.592557854009894">
            <text:p>0.59</text:p>
          </table:table-cell>
          <table:table-cell table:formula="of:=[.E10]/9.81" office:value-type="float" office:value="2.46626178019866">
            <text:p>2.47</text:p>
          </table:table-cell>
          <table:table-cell table:formula="of:=[.F10]/(2*PI())" office:value-type="float" office:value="0.527548525766891">
            <text:p>0.53</text:p>
          </table:table-cell>
          <table:table-cell table:formula="of:=[.G10]/(2*PI())" office:value-type="float" office:value="4.31456358324529">
            <text:p>4.31</text:p>
          </table:table-cell>
          <table:table-cell table:formula="of:=[.H10]/(2*PI())" office:value-type="float" office:value="0.191693597113591">
            <text:p>0.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1]/9.81" office:value-type="float" office:value="2.18046826594748">
            <text:p>2.18</text:p>
          </table:table-cell>
          <table:table-cell table:formula="of:=[.C11]/9.81" office:value-type="float" office:value="0.409213050388698">
            <text:p>0.41</text:p>
          </table:table-cell>
          <table:table-cell table:formula="of:=[.D11]/9.81" office:value-type="float" office:value="0.940213131558892">
            <text:p>0.94</text:p>
          </table:table-cell>
          <table:table-cell table:formula="of:=[.E11]/9.81" office:value-type="float" office:value="2.40954309199238">
            <text:p>2.41</text:p>
          </table:table-cell>
          <table:table-cell table:formula="of:=[.F11]/(2*PI())" office:value-type="float" office:value="0.606061531827677">
            <text:p>0.61</text:p>
          </table:table-cell>
          <table:table-cell table:formula="of:=[.G11]/(2*PI())" office:value-type="float" office:value="3.48022434046915">
            <text:p>3.48</text:p>
          </table:table-cell>
          <table:table-cell table:formula="of:=[.H11]/(2*PI())" office:value-type="float" office:value="0.0729351038400081">
            <text:p>0.0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na Chui</meta:initial-creator>
    <meta:creation-date>2016-01-19T15:53:46</meta:creation-date>
    <dc:date>2016-01-20T16:56:49</dc:date>
    <dc:creator>Fiona Chui</dc:creator>
    <meta:editing-duration>PT23H47M22S</meta:editing-duration>
    <meta:editing-cycles>3</meta:editing-cycles>
    <meta:generator>LibreOffice/3.5$Linux_X86_64 LibreOffice_project/350m1$Build-2</meta:generator>
    <meta:document-statistic meta:table-count="3" meta:cell-count="131" meta:object-count="0"/>
  </office:meta>
</office:document-meta>
</file>